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等线" svg:font-family="等线" style:font-family-generic="system" style:font-pitch="variable" svg:panose-1="2 1 6 0 3 1 1 1 1 1"/>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CN Regular" svg:font-family="Source Han Sans CN Regular" style:font-family-generic="system" style:font-pitch="variable"/>
    <style:font-face style:name="Mangal" svg:font-family="Mangal" style:font-family-generic="roman" style:font-pitch="variable" svg:panose-1="0 0 4 0 0 0 0 0 0 0"/>
    <style:font-face style:name="等线 Light" svg:font-family="等线 Light" style:font-family-generic="system" style:font-pitch="variable" svg:panose-1="2 1 6 0 3 1 1 1 1 1"/>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suffix="." style:num-format="i">
        <style:list-level-properties fo:text-align="end"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suffix=")" style:num-format="a" style:num-letter-sync="true">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suffix="." style:num-format="i">
        <style:list-level-properties fo:text-align="end"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suffix=")" style:num-format="a" style:num-letter-sync="true">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suffix="." style:num-format="i">
        <style:list-level-properties fo:text-align="end" text:space-before="2.3333in" text:min-label-width="0.2916in" text:list-level-position-and-space-mode="label-alignment">
          <style:list-level-label-alignment text:label-followed-by="listtab" fo:margin-left="2.625in" fo:text-indent="-0.2916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suffix="." style:num-format="i">
        <style:list-level-properties fo:text-align="end"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suffix=")" style:num-format="a" style:num-letter-sync="true">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suffix="." style:num-format="i">
        <style:list-level-properties fo:text-align="end"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suffix=")" style:num-format="a" style:num-letter-sync="true">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suffix="." style:num-format="i">
        <style:list-level-properties fo:text-align="end" text:space-before="2.3333in" text:min-label-width="0.2916in" text:list-level-position-and-space-mode="label-alignment">
          <style:list-level-label-alignment text:label-followed-by="listtab" fo:margin-left="2.625in" fo:text-indent="-0.2916in"/>
        </style:list-level-properties>
      </text:list-level-style-number>
    </text:list-style>
    <style:style style:name="P1" style:parent-style-name="Standard" style:master-page-name="MP0" style:family="paragraph">
      <style:paragraph-properties fo:break-before="page" fo:text-align="center"/>
    </style:style>
    <style:style style:name="T2" style:parent-style-name="默认段落字体" style:family="text">
      <style:text-properties style:text-position="super 66.6%"/>
    </style:style>
    <style:style style:name="P3" style:parent-style-name="列出段落" style:list-style-name="LFO1" style:family="paragraph">
      <style:paragraph-properties fo:text-indent="-0.25in"/>
    </style:style>
    <style:style style:name="P4" style:parent-style-name="列出段落" style:list-style-name="LFO1" style:family="paragraph">
      <style:paragraph-properties fo:text-indent="-0.25in"/>
    </style:style>
    <style:style style:name="P5" style:parent-style-name="列出段落" style:list-style-name="LFO2" style:family="paragraph">
      <style:paragraph-properties fo:text-indent="-0.25in"/>
    </style:style>
    <style:style style:name="P6" style:parent-style-name="正文" style:family="paragraph">
      <style:paragraph-properties fo:margin-left="0.25in">
        <style:tab-stops/>
      </style:paragraph-properties>
    </style:style>
  </office:automatic-styles>
  <office:body>
    <office:text text:use-soft-page-breaks="true">
      <text:p text:style-name="P1">CS1002 W11-Piratical 170025298 Tutor:Alice Toniolo Date:<text:s/>Nov<text:s/>30<text:span text:style-name="T2">th</text:span></text:p>
      <text:p text:style-name="正文">Overview:</text:p>
      <text:p text:style-name="正文">In this session, or to say, the final session, I uses almost everything I have learned in the lecture and tutorial. I was asked to do these things:</text:p>
      <text:list text:style-name="LFO1" text:continue-numbering="true">
        <text:list-item>
          <text:p text:style-name="P3">Draw the UML</text:p>
        </text:list-item>
        <text:list-item>
          <text:p text:style-name="P4">Finish coding</text:p>
        </text:list-item>
      </text:list>
      <text:p text:style-name="正文">As for the UML, I drawn in MyEclipse so that it might be a little bit different than we have learned in class. The (UML.umr) and the uml image have already been putted in the folder and I will also put it in this report</text:p>
      <text:p text:style-name="正文">My coding is totally based on the UML and have been used getter and setter, inheritance, conditions, loops and so on. I will introduce details in the design part.</text:p>
      <text:p text:style-name="正文"/>
      <text:p text:style-name="正文">Design:</text:p>
      <text:p text:style-name="正文">Every class is based on UML except the print class, which is used to print the information of both staff and customers’ information, and the main class, which has been advised to delete by advisor.</text:p>
      <text:p text:style-name="正文">There are 12 classes in total:</text:p>
      <text:p text:style-name="正文">Main class: to demonstrate all classes and<text:s/>to organise the class.</text:p>
      <text:p text:style-name="正文">Application_Sold_Information class is used to set and get the information and to set here. This class is also been used to show the information of customers’ requirement.</text:p>
      <text:p text:style-name="正文">Staff_Information class : Is the same as the class above, but is used to set and get information of staff and to show the information of staff.</text:p>
      <text:p text:style-name="正文">System_Date class: is used to get the date of the system to get the retirement date.</text:p>
      <text:p text:style-name="正文">Applications and Employer classes are the basic and common information of applications and employers and is extened by Finance, Entertainment, Education, Customer_Service; Software_Developer classes.</text:p>
      <text:p text:style-name="正文"/>
      <text:list text:style-name="LFO2" text:continue-numbering="true">
        <text:list-item>
          <text:p text:style-name="P5">Applications and employer class:</text:p>
        </text:list-item>
      </text:list>
      <text:p text:style-name="P6"/>
      <text:p text:style-name="正文"/>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等线" svg:font-family="等线" style:font-family-generic="system" style:font-pitch="variable" svg:panose-1="2 1 6 0 3 1 1 1 1 1"/>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CN Regular" svg:font-family="Source Han Sans CN Regular" style:font-family-generic="system" style:font-pitch="variable"/>
    <style:font-face style:name="Mangal" svg:font-family="Mangal" style:font-family-generic="roman" style:font-pitch="variable" svg:panose-1="0 0 4 0 0 0 0 0 0 0"/>
    <style:font-face style:name="等线 Light" svg:font-family="等线 Light"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等线"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正文" style:display-name="正文" style:family="paragraph">
      <style:paragraph-properties fo:widows="0" fo:orphans="0" fo:text-align="justify"/>
      <style:text-properties fo:hyphenate="false"/>
    </style:style>
    <style:style style:name="默认段落字体" style:display-name="默认段落字体"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ource Han Sans CN Regular"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列表" style:display-name="列表" style:family="paragraph" style:parent-style-name="Textbody">
      <style:text-properties fo:hyphenate="false"/>
    </style:style>
    <style:style style:name="题注" style:display-name="题注"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列出段落" style:display-name="列出段落" style:family="paragraph" style:parent-style-name="正文">
      <style:paragraph-properties fo:text-indent="0.2916in"/>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suffix="." style:num-format="i">
        <style:list-level-properties fo:text-align="end"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suffix=")" style:num-format="a" style:num-letter-sync="true">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suffix="." style:num-format="i">
        <style:list-level-properties fo:text-align="end"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suffix=")" style:num-format="a" style:num-letter-sync="true">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suffix="." style:num-format="i">
        <style:list-level-properties fo:text-align="end" text:space-before="2.3333in" text:min-label-width="0.2916in" text:list-level-position-and-space-mode="label-alignment">
          <style:list-level-label-alignment text:label-followed-by="listtab" fo:margin-left="2.625in" fo:text-indent="-0.2916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suffix="." style:num-format="i">
        <style:list-level-properties fo:text-align="end"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suffix=")" style:num-format="a" style:num-letter-sync="true">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suffix="." style:num-format="i">
        <style:list-level-properties fo:text-align="end"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suffix=")" style:num-format="a" style:num-letter-sync="true">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suffix="." style:num-format="i">
        <style:list-level-properties fo:text-align="end" text:space-before="2.3333in" text:min-label-width="0.2916in" text:list-level-position-and-space-mode="label-alignment">
          <style:list-level-label-alignment text:label-followed-by="listtab" fo:margin-left="2.625in" fo:text-indent="-0.2916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李昊桓</dc:creator>
    <meta:creation-date>2017-11-03T11:02:00Z</meta:creation-date>
    <dc:date>2017-11-29T23:59:00Z</dc:date>
    <meta:template xlink:href="Normal.dotm" xlink:type="simple"/>
    <meta:editing-cycles>24</meta:editing-cycles>
    <meta:editing-duration>PT11220S</meta:editing-duration>
    <meta:document-statistic meta:page-count="1" meta:paragraph-count="3" meta:word-count="234" meta:character-count="1571" meta:row-count="11" meta:non-whitespace-character-count="1340"/>
  </office:meta>
</office:document-meta>
</file>